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modern" style:font-pitch="variable"/>
    <style:font-face style:name="Fira Code" svg:font-family="'Fira Code'" style:font-family-generic="modern" style:font-pitch="variable"/>
    <style:font-face style:name="Fira Code1" svg:font-family="'Fira Code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Libertinus Sans" svg:font-family="'Libertinus Sans'" style:font-adornments="Bold" style:font-family-generic="swiss" style:font-pitch="variable"/>
    <style:font-face style:name="Libertinus Sans1" svg:font-family="'Libertinus Sans'" style:font-family-generic="swiss" style:font-pitch="variable"/>
    <style:font-face style:name="Linux Biolinum G" svg:font-family="'Linux Biolinum G'" style:font-pitch="variable"/>
    <style:font-face style:name="Linux Biolinum G1" svg:font-family="'Linux Biolinum G'" style:font-adornments="Bold" style:font-pitch="variable"/>
    <style:font-face style:name="Linux Libertine G" svg:font-family="'Linux Libertine G'" style:font-pitch="variable"/>
    <style:font-face style:name="Linux Libertine G1" svg:font-family="'Linux Libertine G'" style:font-adornments="Bold" style:font-pitch="variable"/>
    <style:font-face style:name="Linux Libertine Mono O" svg:font-family="'Linux Libertine Mono O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family-generic="moder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9e9ca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12cm" svg:stroke-color="#7b3d00" draw:marker-start-width="0.518cm" draw:marker-end-width="0.518cm" draw:fill="none" loext:fill-use-slide-background="false" draw:textarea-horizontal-align="justify" draw:textarea-vertical-align="middle" draw:auto-grow-height="false" fo:min-height="9.464cm" fo:min-width="33.714cm" fo:padding-top="0.231cm" fo:padding-bottom="0.231cm" fo:padding-left="0.356cm" fo:padding-right="0.356cm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6.089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414cm" loext:decorative="false"/>
      <style:paragraph-properties style:writing-mode="lr-tb"/>
    </style:style>
    <style:style style:name="gr4" style:family="graphic" style:parent-style-name="standard">
      <style:graphic-properties draw:stroke="solid" svg:stroke-width="0.212cm" svg:stroke-color="#000000" draw:marker-start-width="0.518cm" draw:marker-end-width="0.518cm" draw:stroke-linejoin="round" svg:stroke-linecap="butt" draw:fill="solid" draw:fill-color="#fff5ce" loext:fill-use-slide-background="false" draw:auto-grow-height="true" draw:auto-grow-width="false" fo:max-height="0cm" fo:min-height="16.141cm" fo:padding-top="0.231cm" fo:padding-bottom="0.231cm" fo:padding-left="0.356cm" fo:padding-right="0.356cm" loext:decorative="false"/>
      <style:paragraph-properties style:writing-mode="lr-tb"/>
    </style:style>
    <style:style style:name="gr5" style:family="graphic" style:parent-style-name="standard">
      <style:graphic-properties draw:stroke="dash" draw:stroke-dash="Long_20_Dash" svg:stroke-color="#000000" draw:stroke-linejoin="miter" svg:stroke-linecap="butt" draw:fill="solid" draw:fill-color="#afd095" draw:auto-grow-height="true" draw:auto-grow-width="false" fo:max-height="0cm" fo:min-height="4.024cm" loext:decorative="false"/>
      <style:paragraph-properties style:writing-mode="lr-tb"/>
    </style:style>
    <style:style style:name="gr6" style:family="graphic" style:parent-style-name="standard">
      <style:graphic-properties draw:stroke="dash" draw:stroke-dash="Long_20_Dash" svg:stroke-color="#000000" svg:stroke-linecap="butt" draw:fill="solid" draw:fill-color="#d4ea6b" draw:auto-grow-height="true" draw:auto-grow-width="false" fo:max-height="0cm" fo:min-height="4.1cm" loext:decorative="false"/>
      <style:paragraph-properties style:writing-mode="lr-tb"/>
    </style:style>
    <style:style style:name="gr7" style:family="graphic" style:parent-style-name="standard">
      <style:graphic-properties draw:stroke="dash" draw:stroke-dash="Long_20_Dash" svg:stroke-color="#000000" svg:stroke-linecap="butt" draw:fill="solid" draw:fill-color="#e6e905" draw:auto-grow-height="true" draw:auto-grow-width="false" fo:max-height="0cm" fo:min-height="3.21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1.216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ffffff" draw:auto-grow-height="true" draw:auto-grow-width="false" fo:max-height="0cm" fo:min-height="8.7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0.572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ffffff" draw:auto-grow-height="true" draw:auto-grow-width="false" fo:max-height="0cm" fo:min-height="10.099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7.96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25cm" loext:decorative="false"/>
      <style:paragraph-properties style:writing-mode="lr-tb"/>
    </style:style>
    <style:style style:name="gr14" style:family="graphic">
      <style:graphic-properties style:protect="size" loext:decorative="false"/>
    </style:style>
    <style:style style:name="pr1" style:family="presentation" style:parent-style-name="Default-title">
      <style:graphic-properties draw:stroke="none" svg:stroke-width="0.212cm" svg:stroke-color="#7b3d00" draw:marker-start-width="0.517cm" draw:marker-end-width="0.517cm" draw:stroke-linejoin="round" draw:auto-grow-height="true" fo:min-height="9.76cm" fo:padding-top="0.105cm" fo:padding-bottom="0.105cm" fo:padding-left="0.105cm" fo:padding-right="0.105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34.587cm" loext:decorative="false"/>
      <style:paragraph-properties style:writing-mode="lr-tb"/>
    </style:style>
    <style:style style:name="pr3" style:family="presentation" style:parent-style-name="Default-subtitle">
      <style:graphic-properties draw:fill-color="#ffffff" draw:textarea-vertical-align="top" draw:auto-grow-height="true" fo:min-height="44.239cm" loext:decorative="false"/>
      <style:paragraph-properties style:writing-mode="lr-tb"/>
    </style:style>
    <style:style style:name="pr4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text-properties fo:color="#c9211e" loext:opacity="100%" style:font-name="Linux Biolinum G1" fo:font-size="200pt" fo:font-style="normal" fo:font-weight="bold" style:font-size-asian="200pt" style:font-weight-asian="bold" style:font-size-complex="200pt" style:font-weight-complex="bold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color="#82582e" loext:opacity="100%" style:font-name="Linux Libertine G1" fo:font-size="80pt" fo:font-weight="bold" style:font-size-asian="80pt" style:font-weight-asian="bold" style:font-size-complex="80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82582e" loext:opacity="100%" style:font-name="Linux Libertine G1" fo:font-size="100pt" style:font-size-asian="100pt" style:font-size-complex="100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style:font-name="Linux Libertine G1"/>
    </style:style>
    <style:style style:name="P8" style:family="paragraph">
      <style:paragraph-properties fo:margin-top="0cm" fo:margin-bottom="0cm" fo:text-align="center"/>
    </style:style>
    <style:style style:name="P9" style:family="paragraph">
      <style:paragraph-properties fo:margin-top="0cm" fo:margin-bottom="0cm" fo:text-align="start"/>
    </style:style>
    <style:style style:name="P10" style:family="paragraph">
      <loext:graphic-properties draw:fill="solid" draw:fill-color="#fff5ce"/>
      <style:paragraph-properties fo:margin-top="0cm" fo:margin-bottom="0cm" fo:text-align="center"/>
      <style:text-properties style:font-name="Linux Biolinum G1" fo:font-size="80pt" fo:font-weight="bold" style:font-size-asian="80pt" style:font-size-complex="80pt"/>
    </style:style>
    <style:style style:name="P11" style:family="paragraph">
      <loext:graphic-properties draw:fill="solid" draw:fill-color="#afd095"/>
      <style:paragraph-properties fo:text-align="center"/>
      <style:text-properties style:font-name="Linux Libertine G1" fo:font-size="60pt" style:font-size-asian="60pt" style:font-size-complex="60pt"/>
    </style:style>
    <style:style style:name="P12" style:family="paragraph">
      <loext:graphic-properties draw:fill="solid" draw:fill-color="#d4ea6b"/>
      <style:paragraph-properties fo:text-align="center"/>
      <style:text-properties style:font-name="Linux Libertine G1" fo:font-size="60pt" style:font-size-asian="60pt" style:font-size-complex="60pt"/>
    </style:style>
    <style:style style:name="P13" style:family="paragraph">
      <loext:graphic-properties draw:fill="solid" draw:fill-color="#e6e905"/>
      <style:paragraph-properties fo:text-align="center"/>
      <style:text-properties style:font-name="Linux Libertine G1" fo:font-size="60pt" fo:font-weight="normal" style:font-size-asian="60pt" style:font-weight-asian="normal" style:font-size-complex="60pt" style:font-weight-complex="normal"/>
    </style:style>
    <style:style style:name="P14" style:family="paragraph">
      <loext:graphic-properties draw:fill="none" draw:fill-color="#ffffff"/>
      <style:paragraph-properties fo:text-align="center"/>
      <style:text-properties style:font-name="Linux Libertine G1" fo:font-size="60pt" style:font-size-asian="60pt" style:font-size-complex="60pt"/>
    </style:style>
    <style:style style:name="P15" style:family="paragraph">
      <style:paragraph-properties style:text-autospace="none"/>
    </style:style>
    <style:style style:name="P16" style:family="paragraph">
      <loext:graphic-properties draw:fill="solid" draw:fill-color="#ffffff"/>
      <style:paragraph-properties style:text-autospace="none"/>
      <style:text-properties fo:color="#090909" loext:opacity="100%" style:font-name="Fira Code1" fo:font-size="12pt" style:font-name-asian="Fira Code1" style:font-size-asian="12pt" style:font-name-complex="Fira Code1" style:font-size-complex="12pt"/>
    </style:style>
    <style:style style:name="P17" style:family="paragraph">
      <loext:graphic-properties draw:fill="solid" draw:fill-color="#ffffff"/>
      <style:paragraph-properties style:text-autospace="none"/>
      <style:text-properties fo:color="#090909" loext:opacity="100%" style:font-name="Linux Libertine Mono O" fo:font-size="24pt" style:font-name-asian="Fira Code1" style:font-size-asian="24pt" style:font-name-complex="Fira Code1" style:font-size-complex="24pt"/>
    </style:style>
    <style:style style:name="P18" style:family="paragraph">
      <style:paragraph-properties fo:margin-left="0cm" fo:margin-right="0cm" fo:margin-top="0cm" fo:margin-bottom="0cm" fo:line-height="100%" fo:text-align="center" fo:text-indent="0cm"/>
    </style:style>
    <style:style style:name="P19" style:family="paragraph">
      <loext:graphic-properties draw:fill="none" draw:fill-color="#ffffff"/>
      <style:paragraph-properties fo:text-align="center"/>
      <style:text-properties style:font-name="Linux Libertine G1" fo:font-size="40pt" style:font-size-asian="40pt" style:font-size-complex="40pt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-color="#ffffff"/>
    </style:style>
    <style:style style:name="T1" style:family="text">
      <style:text-properties fo:color="#c9211e" loext:opacity="100%" style:font-name="Linux Biolinum G1" fo:font-size="200pt" fo:font-style="normal" fo:font-weight="bold" style:font-size-asian="200pt" style:font-weight-asian="bold" style:font-size-complex="200pt" style:font-weight-complex="bold"/>
    </style:style>
    <style:style style:name="T2" style:family="text">
      <style:text-properties fo:color="#82582e" loext:opacity="100%" style:font-name="Linux Libertine G1" fo:font-size="80pt" fo:font-weight="bold" style:font-size-asian="80pt" style:font-weight-asian="bold" style:font-size-complex="80pt" style:font-weight-complex="bold"/>
    </style:style>
    <style:style style:name="T3" style:family="text">
      <style:text-properties fo:color="#82582e" loext:opacity="100%" style:font-name="Linux Libertine G1" fo:font-size="60pt" fo:font-weight="bold" style:font-size-asian="60pt" style:font-weight-asian="bold" style:font-size-complex="60pt" style:font-weight-complex="bold"/>
    </style:style>
    <style:style style:name="T4" style:family="text">
      <style:text-properties fo:color="#000000" loext:opacity="100%" style:font-name="Linux Libertine G1" fo:font-size="60pt" fo:font-weight="normal" style:font-size-asian="60pt" style:font-weight-asian="normal" style:font-size-complex="60pt" style:font-weight-complex="normal"/>
    </style:style>
    <style:style style:name="T5" style:family="text">
      <style:text-properties fo:color="#000000" loext:opacity="100%" style:font-name="Linux Libertine G1" fo:font-size="60pt" fo:font-weight="bold" style:font-size-asian="60pt" style:font-weight-asian="bold" style:font-size-complex="60pt" style:font-weight-complex="bold"/>
    </style:style>
    <style:style style:name="T6" style:family="text">
      <style:text-properties fo:color="#82582e" loext:opacity="100%" style:font-name="Linux Libertine G1" fo:font-size="60pt" fo:font-weight="normal" style:font-size-asian="60pt" style:font-weight-asian="normal" style:font-size-complex="60pt" style:font-weight-complex="normal"/>
    </style:style>
    <style:style style:name="T7" style:family="text">
      <style:text-properties fo:color="#82582e" loext:opacity="100%" style:font-name="Linux Libertine G1" fo:font-size="100pt" style:font-size-asian="100pt" style:font-size-complex="100pt"/>
    </style:style>
    <style:style style:name="T8" style:family="text">
      <style:text-properties style:font-name="Linux Libertine G1" fo:font-size="60pt" style:font-size-asian="60pt" style:font-size-complex="60pt"/>
    </style:style>
    <style:style style:name="T9" style:family="text">
      <style:text-properties fo:color="#7b3d00" loext:opacity="100%" style:font-name="Linux Biolinum G1" fo:font-size="80pt" fo:font-weight="bold" style:font-size-asian="80pt" style:font-size-complex="80pt"/>
    </style:style>
    <style:style style:name="T10" style:family="text">
      <style:text-properties style:font-name="Linux Biolinum G1" fo:font-size="80pt" fo:font-weight="bold" style:font-size-asian="80pt" style:font-size-complex="80pt"/>
    </style:style>
    <style:style style:name="T11" style:family="text">
      <style:text-properties style:font-name="Linux Biolinum G1" fo:font-size="20pt" fo:font-weight="bold" style:font-size-asian="20pt" style:font-size-complex="20pt"/>
    </style:style>
    <style:style style:name="T12" style:family="text">
      <style:text-properties style:text-position="33% 58%" style:font-name="Linux Biolinum G1" fo:font-size="20pt" fo:font-weight="bold" style:font-size-asian="20pt" style:font-size-complex="20pt"/>
    </style:style>
    <style:style style:name="T13" style:family="text">
      <style:text-properties style:font-name="Linux Libertine G1" fo:font-size="20pt" style:font-size-asian="20pt" style:font-size-complex="20pt"/>
    </style:style>
    <style:style style:name="T14" style:family="text">
      <style:text-properties style:font-name="Linux Libertine G1" fo:font-size="54pt" style:font-size-asian="54pt" style:font-size-complex="54pt"/>
    </style:style>
    <style:style style:name="T15" style:family="text">
      <style:text-properties style:text-position="33% 58%" style:font-name="Linux Libertine G1" fo:font-size="54pt" style:font-size-asian="54pt" style:font-size-complex="54pt"/>
    </style:style>
    <style:style style:name="T16" style:family="text">
      <style:text-properties style:text-position="33% 58%" style:font-name="Linux Libertine G1" fo:font-size="60pt" style:font-size-asian="60pt" style:font-size-complex="60pt"/>
    </style:style>
    <style:style style:name="T17" style:family="text">
      <style:text-properties style:text-position="33% 58%" style:font-name="Linux Libertine G1" fo:font-size="28pt" style:font-size-asian="28pt" style:font-size-complex="28pt"/>
    </style:style>
    <style:style style:name="T18" style:family="text">
      <style:text-properties style:text-position="33% 58%" style:font-name="Linux Libertine G1" fo:font-size="20pt" style:font-size-asian="20pt" style:font-size-complex="20pt"/>
    </style:style>
    <style:style style:name="T19" style:family="text">
      <style:text-properties style:font-name="Linux Libertine G1" fo:font-size="60pt" fo:font-weight="normal" style:font-size-asian="60pt" style:font-weight-asian="normal" style:font-size-complex="60pt" style:font-weight-complex="normal"/>
    </style:style>
    <style:style style:name="T20" style:family="text">
      <style:text-properties style:font-name="Linux Libertine G1" fo:font-size="20pt" fo:font-weight="normal" style:font-size-asian="20pt" style:font-weight-asian="normal" style:font-size-complex="20pt" style:font-weight-complex="normal"/>
    </style:style>
    <style:style style:name="T21" style:family="text">
      <style:text-properties fo:color="#7b3d00" loext:opacity="100%" style:font-name="Linux Libertine G1" fo:font-size="60pt" style:text-underline-style="solid" style:text-underline-width="auto" style:text-underline-color="font-color" fo:font-weight="bold" style:font-size-asian="60pt" style:font-weight-asian="bold" style:font-size-complex="60pt" style:font-weight-complex="bold"/>
    </style:style>
    <style:style style:name="T22" style:family="text">
      <style:text-properties style:font-name="Linux Libertine G1" fo:font-size="40pt" style:font-size-asian="40pt" style:font-size-complex="40pt"/>
    </style:style>
    <style:style style:name="T23" style:family="text">
      <style:text-properties style:font-name="Linux Libertine G1" fo:font-size="44pt" style:font-size-asian="44pt" style:font-size-complex="44pt"/>
    </style:style>
    <style:style style:name="T24" style:family="text">
      <style:text-properties style:font-name="Linux Libertine G1" fo:font-size="44pt" fo:font-weight="bold" style:font-size-asian="44pt" style:font-weight-asian="bold" style:font-size-complex="44pt" style:font-weight-complex="bold"/>
    </style:style>
    <style:style style:name="T25" style:family="text">
      <style:text-properties style:font-name="Linux Libertine G1" fo:font-size="40pt" fo:font-weight="bold" style:font-size-asian="40pt" style:font-weight-asian="bold" style:font-size-complex="40pt" style:font-weight-complex="bold"/>
    </style:style>
    <style:style style:name="T26" style:family="text">
      <style:text-properties fo:color="#090909" loext:opacity="100%" style:font-name="Linux Libertine Mono O" fo:font-size="36pt" style:font-name-asian="Fira Code1" style:font-size-asian="36pt" style:font-name-complex="Fira Code1" style:font-size-complex="36pt"/>
    </style:style>
    <style:style style:name="T27" style:family="text">
      <style:text-properties fo:color="#ff0000" loext:opacity="100%" style:font-name="Linux Libertine Mono O" fo:font-size="36pt" style:font-name-asian="Fira Code1" style:font-size-asian="36pt" style:font-name-complex="Fira Code1" style:font-size-complex="36pt"/>
    </style:style>
    <style:style style:name="T28" style:family="text">
      <style:text-properties style:font-name="Linux Libertine G1" fo:font-size="40pt" fo:font-weight="normal" style:font-size-asian="40pt" style:font-weight-asian="normal" style:font-size-complex="40pt" style:font-weight-complex="normal"/>
    </style:style>
    <style:style style:name="T29" style:family="text">
      <style:text-properties fo:color="#090909" loext:opacity="100%" style:font-name="Linux Libertine Mono O" fo:font-size="28pt" style:font-name-asian="Fira Code1" style:font-size-asian="28pt" style:font-name-complex="Fira Code1" style:font-size-complex="28pt"/>
    </style:style>
    <style:style style:name="T30" style:family="text">
      <style:text-properties fo:color="#ff0000" loext:opacity="100%" style:font-name="Linux Libertine Mono O" fo:font-size="28pt" style:font-name-asian="Fira Code1" style:font-size-asian="28pt" style:font-name-complex="Fira Code1" style:font-size-complex="28pt"/>
    </style:style>
    <style:style style:name="T31" style:family="text">
      <style:text-properties style:font-name="Linux Libertine G1" fo:font-size="26pt" style:font-size-asian="26pt" style:font-size-complex="26pt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Linux Libertine G1" fo:font-size="40pt" fo:font-style="normal" fo:text-shadow="none" style:text-underline-style="none" fo:font-weight="normal" style:letter-kerning="true" style:font-name-asian="PingFang SC" style:font-size-asian="40pt" style:font-style-asian="normal" style:font-weight-asian="normal" style:font-name-complex="Arial Unicode MS" style:font-size-complex="4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Linux Libertine G1" fo:font-size="24pt" style:font-size-asian="24pt" style:font-size-complex="24pt"/>
    </style:style>
    <style:style style:name="T34" style:family="text">
      <style:text-properties style:font-name="Libertinus Sans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32.796cm" svg:height="9.97cm" svg:x="4.204cm" svg:y="4.635cm" presentation:class="title" presentation:user-transformed="true">
          <draw:text-box>
            <text:p><text:span text:style-name="T1">DHParser</text:span></text:p>
          </draw:text-box>
        </draw:frame>
        <draw:frame presentation:style-name="pr2" draw:text-style-name="P3" draw:layer="layout" svg:width="36.899cm" svg:height="34.587cm" svg:x="2.601cm" svg:y="24.302cm" presentation:class="subtitle" presentation:user-transformed="true">
          <draw:text-box>
            <text:p text:style-name="P2"><text:span text:style-name="T2">Semi-strukturierte Daten</text:span><text:span text:style-name="T3"><text:line-break/></text:span><text:span text:style-name="T3"/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4"><text:s/></text:span><text:span text:style-name="T4">Daten in </text:span><text:span text:style-name="T5">schematischer Form</text:span></text:p>
                      </text:list-item>
                      <text:list-item>
                        <text:p text:style-name="P2"><text:span text:style-name="T4"><text:s/></text:span><text:span text:style-name="T4">aber </text:span><text:span text:style-name="T5">von Menschenhand</text:span><text:span text:style-name="T4"> gepflegt</text:span></text:p>
                      </text:list-item>
                      <text:list-item>
                        <text:p text:style-name="P2"><text:span text:style-name="T4"><text:s/></text:span><text:span text:style-name="T4">daher viele </text:span><text:span text:style-name="T5">Ausnahmen</text:span><text:span text:style-name="T4">, Sonderfälle</text:span></text:p>
                      </text:list-item>
                      <text:list-item>
                        <text:p text:style-name="P2"><text:span text:style-name="T4"><text:s/></text:span><text:span text:style-name="T4">in Textformaten niedergelegt,</text:span><text:span text:style-name="T4"><text:line-break/></text:span><text:span text:style-name="T4"> </text:span><text:span text:style-name="T5">ohne semantische Auszeichnungen</text:span><text:span text:style-name="T4"> </text:span></text:p>
                      </text:list-item>
                      <text:list-item>
                        <text:p text:style-name="P2"><text:span text:style-name="T4"><text:s/></text:span><text:span text:style-name="T4">meist nur ein unvollständiges oder gar</text:span><text:span text:style-name="T4"><text:line-break/></text:span><text:span text:style-name="T4"> </text:span><text:span text:style-name="T5">kein explizites Regelwerk</text:span><text:span text:style-name="T4"> vorhanden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3"/></text:p>
            <text:p text:style-name="P2"><text:span text:style-name="T3">Beispiele:</text:span></text:p>
            <text:p text:style-name="P2"><text:span text:style-name="T6"><text:s text:c="2"/></text:span><text:span text:style-name="T4"><text:s/></text:span><text:span text:style-name="T4">(Fach-)Bibliografien in Buchform,</text:span></text:p>
            <text:p text:style-name="P2"><text:span text:style-name="T4"><text:s text:c="3"/></text:span><text:span text:style-name="T4">Druck-Wörterbücher, Kataloge</text:span></text:p>
          </draw:text-box>
        </draw:frame>
        <draw:custom-shape draw:style-name="gr1" draw:text-style-name="P4" draw:layer="layout" svg:width="35.5cm" svg:height="11cm" svg:x="3cm" svg:y="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5" draw:layer="layout" svg:width="39.1cm" svg:height="16.339cm" svg:x="45cm" svg:y="4.5cm">
          <draw:text-box>
            <text:p><text:span text:style-name="T7">Formale Grammatiken</text:span><text:span text:style-name="T7"><text:line-break/></text:span><text:span text:style-name="T7">zur Retro-Digitalisierung </text:span><text:span text:style-name="T7"><text:line-break/></text:span><text:span text:style-name="T7">bibliographischer Daten</text:span></text:p>
          </draw:text-box>
        </draw:frame>
        <draw:frame draw:style-name="gr3" draw:text-style-name="P7" draw:layer="layout" svg:width="78cm" svg:height="2.664cm" svg:x="3.5cm" svg:y="18.5cm">
          <draw:text-box>
            <text:p text:style-name="P6"><text:span text:style-name="T8"><text:a xlink:href="https://gitlab.lrz.de/badw-it/DHParser" xlink:type="simple">gitlab.lrz.de/badw-it/DHParser</text:a></text:span><text:span text:style-name="T8"><text:s text:c="4"/>- <text:s text:c="3"/></text:span><text:span text:style-name="T8"><text:a xlink:href="https://dhparser.readthedocs.io/" xlink:type="simple">dhparser.readthedocs.io</text:a></text:span></text:p>
          </draw:text-box>
        </draw:frame>
        <draw:frame presentation:style-name="pr3" draw:text-style-name="P3" draw:layer="layout" svg:width="40.5cm" svg:height="44.239cm" svg:x="3cm" svg:y="62.004cm">
          <draw:text-box>
            <text:p text:style-name="P2"><text:span text:style-name="T2">Formale Grammatiken</text:span><text:span text:style-name="T4"><text:line-break/></text:span><text:span text:style-name="T4"/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4"><text:s/></text:span><text:span text:style-name="T4">taugen wie reguläre Ausdrücke zur </text:span><text:span text:style-name="T4"><text:line-break/></text:span><text:span text:style-name="T4"> </text:span><text:span text:style-name="T5">Erkennung von Textmustern</text:span></text:p>
                      </text:list-item>
                      <text:list-item>
                        <text:p text:style-name="P2"><text:span text:style-name="T4"><text:s/></text:span><text:span text:style-name="T5">leistungsfähiger</text:span><text:span text:style-name="T4"> (durch Rekursion) </text:span><text:span text:style-name="T4"><text:line-break/></text:span><text:span text:style-name="T4"> und übersichtlicher als reg. Ausdrücke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3"/></text:p>
            <text:p text:style-name="P2"><text:span text:style-name="T3">Herausforderungen: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"><text:span text:style-name="T4"><text:s/></text:span><text:span text:style-name="T5">Steile Lernkurve</text:span><text:span text:style-name="T4"> für Nicht-Informatiker</text:span></text:p>
                      </text:list-item>
                      <text:list-item>
                        <text:p text:style-name="P2"><text:span text:style-name="T4"><text:s/></text:span><text:span text:style-name="T4">ohne explizites Regelwerk (siehe </text:span><text:span text:style-name="T4"><text:line-break/></text:span><text:span text:style-name="T4"> oben) muss die Grammatik in einem </text:span><text:span text:style-name="T4"><text:line-break/></text:span><text:span text:style-name="T4"> </text:span><text:span text:style-name="T5">Versuch-und-Irrtumsverfahren</text:span><text:span text:style-name="T4"> </text:span><text:span text:style-name="T4"><text:line-break/></text:span><text:span text:style-name="T4"> (→ Testumgebung) rekonstruiert werden</text:span></text:p>
                      </text:list-item>
                      <text:list-item>
                        <text:p text:style-name="P2"><text:span text:style-name="T4"><text:s/></text:span><text:span text:style-name="T5">keine Erfolgsgarantie</text:span><text:span text:style-name="T4">: Ob die Daten </text:span><text:span text:style-name="T4"><text:line-break/></text:span><text:span text:style-name="T4"> überhaupt genug Struktur enthalten, </text:span><text:span text:style-name="T4"><text:line-break/></text:span><text:span text:style-name="T4"> um ihre Syntax formal zu beschreiben, ist </text:span><text:span text:style-name="T4"><text:line-break/></text:span><text:span text:style-name="T4"> nicht von Anfang an absehba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0" draw:layer="layout" svg:width="36cm" svg:height="16.603cm" svg:x="44.9cm" svg:y="24.397cm">
          <draw:text-box>
            <text:p text:style-name="P8"><text:span text:style-name="T9">DHParser</text:span></text:p>
            <text:p text:style-name="P8"><text:span text:style-name="T10"/></text:p>
            <text:p text:style-name="P8"><text:span text:style-name="T10"/></text:p>
            <text:p text:style-name="P8"><text:span text:style-name="T10"/></text:p>
            <text:p text:style-name="P8"><text:span text:style-name="T11"/></text:p>
            <text:p text:style-name="P8"><text:span text:style-name="T11"/></text:p>
            <text:p text:style-name="P9"><text:span text:style-name="T12">1)</text:span><text:span text:style-name="T11"> für Nicht-Baumstrukturen, z.B Graphen oder, wie in den Beispielen unten LOD, müssen noch weitere Bearbeitungsschritte außerhalb von DHParser angefügt werden.</text:span></text:p>
          </draw:text-box>
        </draw:frame>
        <draw:frame draw:style-name="gr5" draw:text-style-name="P11" draw:layer="layout" svg:width="35.9cm" svg:height="4.274cm" svg:x="45cm" svg:y="28.901cm">
          <draw:text-box>
            <text:p text:style-name="P6"><text:span text:style-name="T8">Parsergenerator</text:span><text:span text:style-name="T8"><text:line-break/></text:span><text:span text:style-name="T13"><text:a xlink:href="https://dhparser.readthedocs.io/en/latest/manuals/01_ebnf.html" xlink:type="simple">dhparser.readthedocs.io/en/latest/manuals/01_ebnf.html</text:a></text:span></text:p>
            <text:p text:style-name="P6"><text:span text:style-name="T13"/></text:p>
          </draw:text-box>
        </draw:frame>
        <draw:frame draw:style-name="gr6" draw:text-style-name="P12" draw:layer="layout" svg:width="35.9cm" svg:height="4.35cm" svg:x="45cm" svg:y="32.396cm">
          <draw:text-box>
            <text:p text:style-name="P6"><text:span text:style-name="T14">(Baum-)Transformationen </text:span><text:span text:style-name="T15">1)</text:span><text:span text:style-name="T16"><text:line-break/></text:span><text:span text:style-name="T17"><text:a xlink:href="https://dhparser.readthedocs.io/en/latest/manuals/03_transform.html" xlink:type="simple">dhparser.readthedocs.io/en/latest/manuals/03_transform.html</text:a></text:span></text:p>
            <text:p text:style-name="P6"><text:span text:style-name="T18"/></text:p>
          </draw:text-box>
        </draw:frame>
        <draw:frame draw:style-name="gr7" draw:text-style-name="P13" draw:layer="layout" svg:width="35.9cm" svg:height="3.469cm" svg:x="45cm" svg:y="35.532cm">
          <draw:text-box>
            <text:p text:style-name="P6"><text:span text:style-name="T19">Testumgebung</text:span><text:span text:style-name="T19"><text:line-break/></text:span><text:span text:style-name="T20"><text:a xlink:href="https://dhparser.readthedocs.io/en/latest/manuals/05_testing.html" xlink:type="simple">dhparser.readthedocs.io/en/latest/manuals/05_testing.html</text:a></text:span></text:p>
          </draw:text-box>
        </draw:frame>
        <draw:frame draw:style-name="gr8" draw:text-style-name="P14" draw:layer="layout" svg:width="38cm" svg:height="31.466cm" svg:x="45cm" svg:y="43cm">
          <draw:text-box>
            <text:p text:style-name="P6"><text:span text:style-name="T21">Beispiel 1: Der günstige Fall:</text:span></text:p>
            <text:p><text:span text:style-name="T22"><text:line-break/></text:span><text:span text:style-name="T23">Albert Weber: Bibliographie deutschsprachiger Periodika aus dem östlichen Europa, IOS Regensburg 2013.</text:span></text:p>
            <text:p><text:span text:style-name="T22"/></text:p>
            <text:p><text:span text:style-name="T22"/></text:p>
            <text:p><text:span text:style-name="T22"/></text:p>
            <text:p><text:span text:style-name="T22"/></text:p>
            <text:p><text:span text:style-name="T22"/></text:p>
            <text:p><text:span text:style-name="T22"/></text:p>
            <text:p><text:span text:style-name="T22"/></text:p>
            <text:list text:style-name="L1">
              <text:list-item>
                <text:p><text:span text:style-name="T23"><text:s/></text:span><text:span text:style-name="T24">Daten vom Autor vorbereitet</text:span><text:span text:style-name="T23"> für die Digitalisierung</text:span><text:span text:style-name="T23"><text:line-break/></text:span><text:span text:style-name="T23"> (beugt auch Fehlinterpretationen der Techniker vor!)</text:span></text:p>
              </text:list-item>
              <text:list-item>
                <text:p><text:span text:style-name="T23"><text:s/></text:span><text:span text:style-name="T23">Klare und weitgehend </text:span><text:span text:style-name="T24">eindeutige Struktur</text:span></text:p>
              </text:list-item>
              <text:list-item>
                <text:p><text:span text:style-name="T23"><text:s/></text:span><text:span text:style-name="T23">Mäßiger </text:span><text:span text:style-name="T24">Variantenreichtum, sachlich bedingt</text:span><text:span text:style-name="T23"> u.a. durch die teils komplizierte Erscheinungsgeschichte der verzeichneten Werke</text:span></text:p>
              </text:list-item>
            </text:list>
            <text:p><text:span text:style-name="T24">→ </text:span><text:span text:style-name="T24">Arbeitsaufwand Parserbau: 2-3 Werktage</text:span><text:span text:style-name="T25"> </text:span></text:p>
          </draw:text-box>
        </draw:frame>
        <draw:frame draw:style-name="gr9" draw:text-style-name="P16" draw:layer="layout" svg:width="34cm" svg:height="9cm" svg:x="45.5cm" svg:y="51.5cm">
          <draw:text-box>
            <text:p text:style-name="P15"><text:span text:style-name="T26">Titel: SOZIALDEMOKRATISCHE ARBEITERPARTEI </text:span><text:span text:style-name="T27">IN BULGARIEN</text:span></text:p>
            <text:p text:style-name="P15"><text:span text:style-name="T26">Erscheinungsort: Sofia</text:span></text:p>
            <text:p text:style-name="P15"><text:span text:style-name="T26">Erscheinungsbeginn: 1907</text:span><text:span text:style-name="T27">,</text:span><text:span text:style-name="T26"> 1910</text:span><text:span text:style-name="T27">[AW4]</text:span></text:p>
            <text:p text:style-name="P15"><text:span text:style-name="T26">Ethnische Gemeinschaft: Bulgariendeutsche</text:span></text:p>
            <text:p text:style-name="P15"><text:span text:style-name="T26">GLP ID: 0016</text:span></text:p>
          </draw:text-box>
        </draw:frame>
        <draw:frame draw:style-name="gr10" draw:text-style-name="P14" draw:layer="layout" svg:width="38.6cm" svg:height="30.822cm" svg:x="45.5cm" svg:y="76cm">
          <draw:text-box>
            <text:p text:style-name="P6"><text:span text:style-name="T21">Beispiel 2: Der ungünstige Fall:</text:span></text:p>
            <text:p><text:span text:style-name="T23"><text:line-break/></text:span><text:span text:style-name="T23">Ralf Schönberger et al.: Repertorium edierter Texte des Mittelalters aus dem Bereich der Philosophie und angrenzender Gebiete</text:span></text:p>
            <text:p><text:span text:style-name="T22"/></text:p>
            <text:p><text:span text:style-name="T22"/></text:p>
            <text:p><text:span text:style-name="T22"/></text:p>
            <text:p><text:span text:style-name="T22"/></text:p>
            <text:p><text:span text:style-name="T22"/></text:p>
            <text:p><text:span text:style-name="T22"/></text:p>
            <text:p><text:span text:style-name="T22"/></text:p>
            <text:list text:style-name="L1">
              <text:list-item>
                <text:p><text:span text:style-name="T23"><text:s/></text:span><text:span text:style-name="T23">Daten nicht präpariert: Sinn </text:span><text:span text:style-name="T24">machmal nur zu erraten</text:span><text:span text:style-name="T23">.</text:span></text:p>
              </text:list-item>
              <text:list-item>
                <text:p><text:span text:style-name="T25"><text:s/></text:span><text:span text:style-name="T28">Teils </text:span><text:span text:style-name="T25">uneindeutige Feldabgrenzungen</text:span></text:p>
              </text:list-item>
              <text:list-item>
                <text:p><text:span text:style-name="T28"><text:s/></text:span><text:span text:style-name="T25">Idiosynkratischer Variantenreichtum </text:span><text:span text:style-name="T28">(insbesondere bei </text:span><text:span text:style-name="T28"><text:line-break/></text:span><text:span text:style-name="T28"> Literatur- Orts- und Zeitangaben)</text:span></text:p>
              </text:list-item>
              <text:list-item>
                <text:p><text:span text:style-name="T28"><text:s/></text:span><text:span text:style-name="T25">Fehler</text:span><text:span text:style-name="T28">, z.B. Rechtschreibfehler in Schlüsselwörtern!</text:span></text:p>
              </text:list-item>
            </text:list>
            <text:p><text:span text:style-name="T28">→ </text:span><text:span text:style-name="T28">machbar, aber </text:span><text:span text:style-name="T25">Arbeitsaufwand schwer abschätzbar</text:span></text:p>
          </draw:text-box>
        </draw:frame>
        <draw:frame draw:style-name="gr11" draw:text-style-name="P17" draw:layer="layout" svg:width="34cm" svg:height="10.349cm" svg:x="46cm" svg:y="86cm">
          <draw:text-box>
            <text:p text:style-name="P15"><text:span text:style-name="T29"><text:s text:c="3"/></text:span><text:span text:style-name="T29">B1700-150/65</text:span></text:p>
            <text:p text:style-name="P15"><text:span text:style-name="T29">ED: Chantelou, Claudius.</text:span></text:p>
            <text:p text:style-name="P15"><text:span text:style-name="T29">IN: Bibliotheca Patrum ascetica sive selecta veterum </text:span><text:span text:style-name="T30">Patrum de christiana ac religiosa perfectione</text:span><text:span text:style-name="T29"> </text:span><text:span text:style-name="T30">opuscula, I, Paris 1662.</text:span></text:p>
            <text:p text:style-name="P15"><text:span text:style-name="T29">AT: Panereticon, pars prima, Sermones de tempore et de sanctis complectens</text:span></text:p>
            <text:p text:style-name="P15"><text:span text:style-name="T30">Bernardus Claraevallensis: Vita s. Malachiae.</text:span></text:p>
            <text:p text:style-name="P15"><text:span text:style-name="T29">⇨ </text:span><text:span text:style-name="T29">B1700-170/20</text:span></text:p>
          </draw:text-box>
        </draw:frame>
        <draw:frame draw:style-name="gr12" draw:text-style-name="P19" draw:layer="layout" svg:width="78.5cm" svg:height="8.216cm" svg:x="3.5cm" svg:y="109.5cm">
          <draw:text-box>
            <text:p text:style-name="P6"><text:span text:style-name="T22">Dr. Eckhart Arnold, Bayerische Akademie der Wissenschaften, München</text:span><text:span text:style-name="T22"><text:line-break/></text:span><text:span text:style-name="T31"><text:a xlink:href="https://eckhartarnold.de/" xlink:type="simple">www.eckhartarnold.de</text:a></text:span></text:p>
            <text:p text:style-name="P18"><text:span text:style-name="T32">Dr. Albert Weber, </text:span><text:span text:style-name="T22"><text:s/>Leibnitz-Institut für Ost- und Südosteuropa Forschung, Regensburg</text:span><text:span text:style-name="T22"><text:line-break/></text:span><text:span text:style-name="T33"><text:a xlink:href="https://leibniz-ios.de/personen/details/albert-weber" xlink:type="simple">leibniz-ios.de/personen/details/albert-weber</text:a></text:span><text:span text:style-name="T31"> </text:span></text:p>
            <text:p text:style-name="P6"><text:span text:style-name="T22">Ingo Frank M.A., Leibnitz-Institut für Ost- und Südosteuropa Forschung, Regensburg</text:span><text:span text:style-name="T22"><text:line-break/></text:span><text:span text:style-name="T31"><text:a xlink:href="https://leibniz-ios.de/personen/details/ingo-frank" xlink:type="simple">leibniz-ios.de/personen/details/ingo-frank</text:a></text:span></text:p>
          </draw:text-box>
        </draw:frame>
        <draw:frame draw:style-name="gr13" draw:text-style-name="P20" draw:layer="layout" svg:width="8.5cm" svg:height="4.5cm" svg:x="72.5cm" svg:y="111.5cm">
          <draw:text-box>
            <text:p><text:span text:style-name="T34">Lizenz:</text:span><text:span text:style-name="T34"><text:line-break/></text:span><text:span text:style-name="T34"><text:a xlink:href="https://creativecommons.org/licenses/by/4.0/deed.de" xlink:type="simple">CC-BY 4.0</text:a>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modern" style:font-pitch="variable"/>
    <style:font-face style:name="Fira Code" svg:font-family="'Fira Code'" style:font-family-generic="modern" style:font-pitch="variable"/>
    <style:font-face style:name="Fira Code1" svg:font-family="'Fira Code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Libertinus Sans" svg:font-family="'Libertinus Sans'" style:font-adornments="Bold" style:font-family-generic="swiss" style:font-pitch="variable"/>
    <style:font-face style:name="Libertinus Sans1" svg:font-family="'Libertinus Sans'" style:font-family-generic="swiss" style:font-pitch="variable"/>
    <style:font-face style:name="Linux Biolinum G" svg:font-family="'Linux Biolinum G'" style:font-pitch="variable"/>
    <style:font-face style:name="Linux Biolinum G1" svg:font-family="'Linux Biolinum G'" style:font-adornments="Bold" style:font-pitch="variable"/>
    <style:font-face style:name="Linux Libertine G" svg:font-family="'Linux Libertine G'" style:font-pitch="variable"/>
    <style:font-face style:name="Linux Libertine G1" svg:font-family="'Linux Libertine G'" style:font-adornments="Bold" style:font-pitch="variable"/>
    <style:font-face style:name="Linux Libertine Mono O" svg:font-family="'Linux Libertine Mono O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family-generic="moder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3.7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1.600006103516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3.018cm" fo:margin-bottom="0cm" fo:text-indent="0cm"/>
      <style:text-properties fo:font-size="211.39999389648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2.263cm" fo:margin-bottom="0cm" fo:text-indent="0cm"/>
      <style:text-properties fo:font-size="181.19999694824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1.508cm" fo:margin-bottom="0cm" fo:text-indent="0cm"/>
      <style:text-properties fo:font-size="15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753cm" fo:margin-bottom="0cm" fo:text-indent="0cm"/>
      <style:text-properties fo:font-size="15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753cm" fo:margin-bottom="0cm" fo:text-indent="0cm"/>
      <style:text-properties fo:font-size="15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753cm" fo:margin-bottom="0cm" fo:text-indent="0cm"/>
      <style:text-properties fo:font-size="15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753cm" fo:margin-bottom="0cm" fo:text-indent="0cm"/>
      <style:text-properties fo:font-size="15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753cm" fo:margin-bottom="0cm" fo:text-indent="0cm"/>
      <style:text-properties fo:font-size="15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2.100006103516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7cm" svg:height="7.575cm" svg:x="2.821cm" svg:y="2.485cm"/>
      <draw:page-thumbnail draw:layer="backgroundobjects" svg:width="5.357cm" svg:height="7.575cm" svg:x="2.821cm" svg:y="11.061cm"/>
      <draw:page-thumbnail draw:layer="backgroundobjects" svg:width="5.357cm" svg:height="7.575cm" svg:x="2.821cm" svg:y="19.637cm"/>
      <draw:page-thumbnail draw:layer="backgroundobjects" svg:width="5.357cm" svg:height="7.575cm" svg:x="12.821cm" svg:y="2.485cm"/>
      <draw:page-thumbnail draw:layer="backgroundobjects" svg:width="5.357cm" svg:height="7.575cm" svg:x="12.821cm" svg:y="11.061cm"/>
      <draw:page-thumbnail draw:layer="backgroundobjects" svg:width="5.357cm" svg:height="7.575cm" svg:x="12.821cm" svg:y="19.637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75.687cm" svg:height="19.847cm" svg:x="4.204cm" svg:y="4.74cm" presentation:class="title" presentation:placeholder="true">
        <draw:text-box/>
      </draw:frame>
      <draw:frame presentation:style-name="Default-outline1" draw:layer="backgroundobjects" svg:width="75.687cm" svg:height="68.955cm" svg:x="4.204cm" svg:y="27.817cm" presentation:class="outline" presentation:placeholder="true">
        <draw:text-box/>
      </draw:frame>
      <draw:frame presentation:style-name="Mpr1" draw:text-style-name="MP2" draw:layer="backgroundobjects" svg:width="19.592cm" svg:height="8.192cm" svg:x="4.204cm" svg:y="108.31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6.657cm" svg:height="8.192cm" svg:x="28.761cm" svg:y="108.31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9.592cm" svg:height="8.192cm" svg:x="60.299cm" svg:y="108.31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1T10:07:20.477097443</meta:creation-date>
    <dc:date>2023-09-18T10:36:25.040991299</dc:date>
    <meta:editing-duration>PT11H25M34S</meta:editing-duration>
    <meta:editing-cycles>15</meta:editing-cycles>
    <meta:generator>LibreOffice/7.6.2.1$MacOSX_X86_64 LibreOffice_project/56f7684011345957bbf33a7ee678afaf4d2ba333</meta:generator>
    <meta:print-date>2023-09-18T10:38:49.303587820</meta:print-date>
    <meta:printed-by>PDF files</meta:printed-by>
    <meta:document-statistic meta:object-count="39"/>
  </office:meta>
</office:document-meta>
</file>